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517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602cm" fo:margin-left="0cm" fo:margin-right="-0.012cm" table:align="margins"/>
    </style:style>
    <style:style style:name="Table2.A" style:family="table-column">
      <style:table-column-properties style:column-width="2.196cm" style:rel-column-width="1245*"/>
    </style:style>
    <style:style style:name="Table2.B" style:family="table-column">
      <style:table-column-properties style:column-width="1.759cm" style:rel-column-width="997*"/>
    </style:style>
    <style:style style:name="Table2.C" style:family="table-column">
      <style:table-column-properties style:column-width="1.903cm" style:rel-column-width="1079*"/>
    </style:style>
    <style:style style:name="Table2.D" style:family="table-column">
      <style:table-column-properties style:column-width="1.464cm" style:rel-column-width="830*"/>
    </style:style>
    <style:style style:name="Table2.E" style:family="table-column">
      <style:table-column-properties style:column-width="1.466cm" style:rel-column-width="831*"/>
    </style:style>
    <style:style style:name="Table2.F" style:family="table-column">
      <style:table-column-properties style:column-width="1.155cm" style:rel-column-width="655*"/>
    </style:style>
    <style:style style:name="Table2.G" style:family="table-column">
      <style:table-column-properties style:column-width="1.774cm" style:rel-column-width="1006*"/>
    </style:style>
    <style:style style:name="Table2.J" style:family="table-column">
      <style:table-column-properties style:column-width="1.478cm" style:rel-column-width="838*"/>
    </style:style>
    <style:style style:name="Table2.K" style:family="table-column">
      <style:table-column-properties style:column-width="1.476cm" style:rel-column-width="837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K1" style:family="table-cell">
      <style:table-cell-properties style:vertical-align="middle" fo:padding="0.097cm" fo:border="0.002cm solid #000000"/>
    </style:style>
    <style:style style:name="Table2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K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size="12pt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xxxx Report </text:p>
      <text:p text:style-name="P1"/>
      <text:p text:style-name="P1"/>
      <text:list xml:id="list1559922029" text:style-name="L1">
        <text:list-item>
          <text:p text:style-name="P6">Interepreting Results</text:p>
        </text:list-item>
      </text:list>
      <text:p text:style-name="P2"/>
      <text:p text:style-name="P9">Section 1 presents a general overview of the results and your team's position on the board. The score in Table 1 is computed by the following rules: </text:p>
      <text:list xml:id="list1990524543" text:style-name="L2">
        <text:list-item>
          <text:p text:style-name="P10">Each win is worth 2 points. A game is won by the team obtaining the highest score. </text:p>
        </text:list-item>
        <text:list-item>
          <text:p text:style-name="P10">Each draw is worth 1 point. A game is considered a draw if both teams obtain the same score. </text:p>
        </text:list-item>
        <text:list-item>
          <text:p text:style-name="P10">Each lost game is worth 0 points, the loosing team being the one obtaining the lowest score.</text:p>
        </text:list-item>
      </text:list>
      <text:p text:style-name="P9"/>
      <text:p text:style-name="P9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9">Section 2 shows you the general placement of your team (number many wins, draws and losses).</text:p>
      <text:p text:style-name="P9">Section 3 gives you the detailed results of each match outcome.</text:p>
      <text:p text:style-name="P2"><text:tab/></text:p>
      <text:list xml:id="list1721465317" text:continue-list="list1559922029" text:style-name="L1">
        <text:list-item>
          <text:p text:style-name="P6">Testing Round #1 Overview</text:p>
        </text:list-item>
      </text:list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">Team Name</text:p>
          </table:table-cell>
          <table:table-cell table:style-name="Table1.A1" office:value-type="string">
            <text:p text:style-name="P4">W</text:p>
          </table:table-cell>
          <table:table-cell table:style-name="Table1.A1" office:value-type="string">
            <text:p text:style-name="P4">D</text:p>
          </table:table-cell>
          <table:table-cell table:style-name="Table1.A1" office:value-type="string">
            <text:p text:style-name="P4">L</text:p>
          </table:table-cell>
          <table:table-cell table:style-name="Table1.E1" office:value-type="string">
            <text:p text:style-name="P4">Score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</table:table>
      <text:p text:style-name="P3"/>
      <text:p text:style-name="P3">Table 1.</text:p>
      <text:p text:style-name="P2"/>
      <text:list xml:id="list226579420" text:continue-numbering="true" text:style-name="L1">
        <text:list-item>
          <text:p text:style-name="P6">Individual Match Results</text:p>
        </text:list-item>
      </text:list>
      <text:p text:style-name="P2"/>
      <text:p text:style-name="P13"><text:tab/>Definitions:</text:p>
      <text:p text:style-name="P13"><text:tab/><text:tab/>K = Kills</text:p>
      <text:p text:style-name="P13"><text:tab/><text:tab/>RK = Retaliation Kills</text:p>
      <text:p text:style-name="P13"><text:tab/><text:tab/>DU = Dead units</text:p>
      <text:p text:style-name="P13"><text:tab/><text:tab/>Ptower = Placed Towers</text:p>
      <text:p text:style-name="P13"><text:tab/><text:tab/>Strap = Successful Traps</text:p>
      <text:p text:style-name="P13"><text:tab/><text:tab/>Ptrap = Placed Traps</text:p>
      <text:p text:style-name="P13"><text:tab/><text:tab/>KS = Killing Spree</text:p>
      <text:p text:style-name="P13"><text:tab/><text:tab/>FB = First Blood</text:p>
      <text:p text:style-name="P9"/>
      <text:p text:style-name="P9"><text:tab/></text:p>
      <text:p text:style-name="P9"/>
      <text:p text:style-name="P8"><text:soft-page-break/>Team xxxx vs Team yyyy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D"/>
        <table:table-column table:style-name="Table2.E"/>
        <table:table-column table:style-name="Table2.J"/>
        <table:table-column table:style-name="Table2.K"/>
        <table:table-row>
          <table:table-cell table:style-name="Table2.A1" office:value-type="string">
            <text:p text:style-name="P15">Starting Position</text:p>
          </table:table-cell>
          <table:table-cell table:style-name="Table2.A1" office:value-type="string">
            <text:p text:style-name="P15">Outcome</text:p>
          </table:table-cell>
          <table:table-cell table:style-name="Table2.A1" office:value-type="string">
            <text:p text:style-name="P15">Score</text:p>
          </table:table-cell>
          <table:table-cell table:style-name="Table2.A1" office:value-type="string">
            <text:p text:style-name="P15">K</text:p>
          </table:table-cell>
          <table:table-cell table:style-name="Table2.A1" office:value-type="string">
            <text:p text:style-name="P15">RK</text:p>
          </table:table-cell>
          <table:table-cell table:style-name="Table2.A1" office:value-type="string">
            <text:p text:style-name="P15">DU</text:p>
          </table:table-cell>
          <table:table-cell table:style-name="Table2.A1" office:value-type="string">
            <text:p text:style-name="P15">PTower</text:p>
          </table:table-cell>
          <table:table-cell table:style-name="Table2.A1" office:value-type="string">
            <text:p text:style-name="P15">STrap</text:p>
          </table:table-cell>
          <table:table-cell table:style-name="Table2.A1" office:value-type="string">
            <text:p text:style-name="P15">PTrap</text:p>
          </table:table-cell>
          <table:table-cell table:style-name="Table2.A1" office:value-type="string">
            <text:p text:style-name="P15">KS</text:p>
          </table:table-cell>
          <table:table-cell table:style-name="Table2.K1" office:value-type="string">
            <text:p text:style-name="P15">FB</text:p>
          </table:table-cell>
        </table:table-row>
        <table:table-row>
          <table:table-cell table:style-name="Table2.A2" office:value-type="float" office:value="1">
            <text:p text:style-name="P15">1</text:p>
          </table:table-cell>
          <table:table-cell table:style-name="Table2.B2" office:value-type="string">
            <text:p text:style-name="P15">D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K2" office:value-type="float" office:value="0">
            <text:p text:style-name="P15">0</text:p>
          </table:table-cell>
        </table:table-row>
        <table:table-row>
          <table:table-cell table:style-name="Table2.A2" office:value-type="float" office:value="2">
            <text:p text:style-name="P15">2</text:p>
          </table:table-cell>
          <table:table-cell table:style-name="Table2.B2" office:value-type="string">
            <text:p text:style-name="P15">D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A2" office:value-type="float" office:value="0">
            <text:p text:style-name="P15">0</text:p>
          </table:table-cell>
          <table:table-cell table:style-name="Table2.K2" office:value-type="float" office:value="0">
            <text:p text:style-name="P15">0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0T21:24:32</dc:date>
    <dc:creator>Alex Sorici</dc:creator>
    <meta:editing-duration>PT00H15M46S</meta:editing-duration>
    <meta:editing-cycles>2</meta:editing-cycles>
    <meta:generator>OpenOffice.org/3.2$Linux OpenOffice.org_project/320m12$Build-9483</meta:generator>
    <meta:document-statistic meta:table-count="2" meta:image-count="0" meta:object-count="0" meta:page-count="2" meta:paragraph-count="63" meta:word-count="247" meta:character-count="1244"/>
  </office:meta>
</office:document-meta>
</file>